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arian" svg:font-family="arian"/>
  </office:font-face-decls>
  <office:automatic-styles>
    <style:style style:name="P1" style:family="paragraph" style:parent-style-name="Heading_20_3">
      <style:paragraph-properties fo:text-align="start" style:justify-single-wor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officeooo:paragraph-rsid="001e7394"/>
    </style:style>
    <style:style style:name="P3" style:family="paragraph" style:parent-style-name="Standard">
      <style:paragraph-properties fo:text-align="start" style:justify-single-word="false"/>
      <style:text-properties officeooo:paragraph-rsid="001e7394"/>
    </style:style>
    <style:style style:name="P4" style:family="paragraph" style:parent-style-name="Standard" style:list-style-name="L6">
      <style:paragraph-properties fo:text-align="start" style:justify-single-word="false"/>
      <style:text-properties officeooo:paragraph-rsid="001f3444"/>
    </style:style>
    <style:style style:name="P5" style:family="paragraph" style:parent-style-name="Standard">
      <style:paragraph-properties fo:text-align="start" style:justify-single-word="false"/>
      <style:text-properties officeooo:paragraph-rsid="001f3444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fo:font-weight="bold" officeooo:paragraph-rsid="001e7394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6pt" fo:font-weight="bold" officeooo:rsid="001e7394" officeooo:paragraph-rsid="001e7394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officeooo:paragraph-rsid="001e7394"/>
    </style:style>
    <style:style style:name="P9" style:family="paragraph" style:parent-style-name="Standard">
      <style:paragraph-properties fo:text-align="start" style:justify-single-word="false"/>
      <style:text-properties style:font-name="arial" officeooo:paragraph-rsid="001f3444"/>
    </style:style>
    <style:style style:name="P10" style:family="paragraph" style:parent-style-name="Standard">
      <style:paragraph-properties fo:text-align="center" style:justify-single-word="false"/>
      <style:text-properties style:font-name="arial" officeooo:paragraph-rsid="001e7394"/>
    </style:style>
    <style:style style:name="P11" style:family="paragraph" style:parent-style-name="Text_20_body">
      <style:paragraph-properties fo:text-align="start" style:justify-single-word="false"/>
    </style:style>
    <style:style style:name="P12" style:family="paragraph" style:parent-style-name="Text_20_body">
      <style:paragraph-properties fo:text-align="start" style:justify-single-word="false"/>
      <style:text-properties officeooo:paragraph-rsid="001f3444"/>
    </style:style>
    <style:style style:name="P13" style:family="paragraph" style:parent-style-name="Text_20_body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4" style:family="paragraph" style:parent-style-name="Text_20_body" style:list-style-name="L1">
      <style:paragraph-properties fo:margin-top="0in" fo:margin-bottom="0in" style:contextual-spacing="false" fo:text-align="start" style:justify-single-word="false"/>
      <style:text-properties style:font-name="arial" fo:font-size="12pt" style:font-size-asian="12pt" style:font-size-complex="12pt"/>
    </style:style>
    <style:style style:name="P15" style:family="paragraph" style:parent-style-name="Text_20_body" style:list-style-name="L1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6" style:family="paragraph" style:parent-style-name="Text_20_body">
      <style:text-properties style:font-name="arial" fo:font-size="12pt" style:font-size-asian="12pt" style:font-size-complex="12pt"/>
    </style:style>
    <style:style style:name="P17" style:family="paragraph" style:parent-style-name="Text_20_body" style:list-style-name="L5">
      <style:paragraph-properties fo:margin-top="0in" fo:margin-bottom="0in" style:contextual-spacing="false"/>
      <style:text-properties style:font-name="arial" fo:font-size="12pt" style:font-size-asian="12pt" style:font-size-complex="12pt"/>
    </style:style>
    <style:style style:name="P18" style:family="paragraph" style:parent-style-name="Text_20_body" style:list-style-name="L5">
      <style:text-properties style:font-name="arial" fo:font-size="12pt" style:font-size-asian="12pt" style:font-size-complex="12pt"/>
    </style:style>
    <style:style style:name="P19" style:family="paragraph" style:parent-style-name="Text_20_body" style:list-style-name="L7">
      <style:paragraph-properties fo:margin-top="0in" fo:margin-bottom="0in" style:contextual-spacing="false"/>
      <style:text-properties style:font-name="arial" fo:font-size="12pt" style:font-size-asian="12pt" style:font-size-complex="12pt"/>
    </style:style>
    <style:style style:name="P20" style:family="paragraph" style:parent-style-name="Text_20_body" style:list-style-name="L7">
      <style:text-properties style:font-name="arial" fo:font-size="12pt" style:font-size-asian="12pt" style:font-size-complex="12pt"/>
    </style:style>
    <style:style style:name="P21" style:family="paragraph" style:parent-style-name="Text_20_body">
      <style:text-properties style:font-name="arial"/>
    </style:style>
    <style:style style:name="P22" style:family="paragraph" style:parent-style-name="Text_20_body" style:list-style-name="L9">
      <style:paragraph-properties fo:margin-top="0in" fo:margin-bottom="0in" style:contextual-spacing="false"/>
      <style:text-properties style:font-name="arial"/>
    </style:style>
    <style:style style:name="P23" style:family="paragraph" style:parent-style-name="Text_20_body" style:list-style-name="L6"/>
    <style:style style:name="P24" style:family="paragraph" style:parent-style-name="Text_20_body" style:list-style-name="L6">
      <style:paragraph-properties fo:margin-top="0in" fo:margin-bottom="0in" style:contextual-spacing="false"/>
    </style:style>
    <style:style style:name="P25" style:family="paragraph" style:parent-style-name="Text_20_body" style:list-style-name="L6">
      <style:paragraph-properties fo:margin-top="0in" fo:margin-bottom="0in" style:contextual-spacing="false"/>
      <style:text-properties officeooo:paragraph-rsid="001f3444"/>
    </style:style>
    <style:style style:name="P26" style:family="paragraph" style:parent-style-name="Text_20_body" style:list-style-name="L9"/>
    <style:style style:name="P27" style:family="paragraph" style:parent-style-name="Text_20_body" style:list-style-name="L10"/>
    <style:style style:name="P28" style:family="paragraph" style:parent-style-name="Text_20_body" style:list-style-name="L10">
      <style:paragraph-properties fo:margin-top="0in" fo:margin-bottom="0in" style:contextual-spacing="false"/>
    </style:style>
    <style:style style:name="T1" style:family="text">
      <style:text-properties officeooo:rsid="001e739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3444" style:font-weight-asian="bold" style:font-weight-complex="bold"/>
    </style:style>
    <style:style style:name="T4" style:family="text">
      <style:text-properties fo:font-size="12pt" fo:font-weight="normal" officeooo:rsid="001e7394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f3444" style:font-size-asian="12pt" style:font-weight-asian="normal" style:font-size-complex="12pt" style:font-weight-complex="normal"/>
    </style:style>
    <style:style style:name="T6" style:family="text">
      <style:text-properties fo:font-size="12pt" officeooo:rsid="001f3444" style:font-size-asian="12pt" style:font-size-complex="12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arial"/>
    </style:style>
    <style:style style:name="T9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10" style:family="text">
      <style:text-properties style:font-name="arial" fo:font-size="12pt" style:font-size-asian="12pt" style:font-size-complex="12pt"/>
    </style:style>
    <style:style style:name="T11" style:family="text">
      <style:text-properties style:font-name="arial" fo:font-size="12pt" officeooo:rsid="001f3444" style:font-size-asian="12pt" style:font-size-complex="12pt"/>
    </style:style>
    <style:style style:name="T12" style:family="text">
      <style:text-properties style:font-name="arial" fo:font-size="12pt" fo:font-weight="normal" officeooo:rsid="001f3444" style:font-size-asian="12pt" style:font-weight-asian="normal" style:font-size-complex="12pt" style:font-weight-complex="normal"/>
    </style:style>
    <style:style style:name="T13" style:family="text">
      <style:text-properties style:font-name="arial" fo:font-weight="normal" style:font-weight-asian="normal" style:font-weight-complex="normal"/>
    </style:style>
    <style:style style:name="T14" style:family="text">
      <style:text-properties style:font-name="arial" fo:font-weight="normal" officeooo:rsid="001e7394" style:font-weight-asian="normal" style:font-weight-complex="normal"/>
    </style:style>
    <style:style style:name="T15" style:family="text">
      <style:text-properties fo:color="#333333" loext:opacity="100%" style:font-name="Arial" fo:font-size="10.5pt" fo:letter-spacing="normal" fo:font-weight="normal" officeooo:rsid="001e7394" style:font-weight-asian="normal" style:font-weight-complex="normal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9">Gerência de Configuração e Manutenção de Software<text:line-break/><text:line-break/><text:line-break/></text:span><text:span text:style-name="T10">O </text:span><text:span text:style-name="Strong_20_Emphasis"><text:span text:style-name="T10">gerenciamento de configuração</text:span></text:span><text:span text:style-name="T10"> é o processo de manter o estado desejado de sistemas e componentes de TI ao longo do tempo. Ele garante consistência no desempenho e facilita a manutenção da infraestrutura.</text:span></text:p>
      <text:p text:style-name="P11"><text:span text:style-name="T10">Administradores de sistema utilizam ferramentas de gerenciamento de configuração para definir, monitorar e padronizar configurações em servidores e estações de trabalho, além de corrigir desvios de configuração. No contexto do </text:span><text:span text:style-name="Strong_20_Emphasis"><text:span text:style-name="T10">gerenciamento de serviço de TI (ITSM)</text:span></text:span><text:span text:style-name="T10">, bancos de dados de gerenciamento de configuração (</text:span><text:span text:style-name="Strong_20_Emphasis"><text:span text:style-name="T10">CMDBs</text:span></text:span><text:span text:style-name="T10">) ajudam a rastrear atributos, dependências e mudanças nos itens de configuração (</text:span><text:span text:style-name="Strong_20_Emphasis"><text:span text:style-name="T10">CIs</text:span></text:span><text:span text:style-name="T10">).</text:span></text:p>
      <text:h text:style-name="P1" text:outline-level="3">Importância</text:h>
      <text:p text:style-name="P13">Erros de configuração são uma das principais causas de falhas de segurança, especialmente em ambientes como Kubernetes. Pequenas inconsistências podem levar a falhas de desempenho, problemas de conformidade e vulnerabilidades. O gerenciamento de configuração evita esses problemas ao estabelecer processos claros para documentação, manutenção e controle de mudanças.</text:p>
      <text:h text:style-name="P1" text:outline-level="3">Ferramentas e Automação</text:h>
      <text:p text:style-name="P13">Ferramentas especializadas ajudam a:</text:p>
      <text:list text:style-name="L1">
        <text:list-item>
          <text:p text:style-name="P14">Gerenciar sistemas por grupos.</text:p>
        </text:list-item>
        <text:list-item>
          <text:p text:style-name="P14">Aplicar e modificar configurações centralmente.</text:p>
        </text:list-item>
        <text:list-item>
          <text:p text:style-name="P14">Automatizar atualizações, correções e detecção de falhas.</text:p>
        </text:list-item>
        <text:list-item>
          <text:p text:style-name="P15">Priorizar ações corretivas e garantir conformidade.</text:p>
        </text:list-item>
      </text:list>
      <text:p text:style-name="P11"><text:span text:style-name="T10">Devido à complexidade dos ambientes empresariais, a </text:span><text:span text:style-name="Strong_20_Emphasis"><text:span text:style-name="T10">automação</text:span></text:span><text:span text:style-name="T10"> se tornou essencial para manter configurações consistentes e mitigar riscos operacionais.</text:span></text:p>
      <text:p text:style-name="P6"><text:line-break/><text:line-break/><text:span text:style-name="T1">Manutenção</text:span></text:p>
      <text:p text:style-name="P6"/>
      <text:p text:style-name="P2"><text:span text:style-name="T9"><text:line-break/><text:line-break/></text:span><text:span text:style-name="T10">A </text:span><text:span text:style-name="Strong_20_Emphasis"><text:span text:style-name="T10">manutenção de software</text:span></text:span><text:span text:style-name="T10"> é o processo de modificar um sistema após sua implantação para corrigir erros, melhorar funcionalidades ou adaptá-lo a mudanças no ambiente operacional. A </text:span><text:span text:style-name="Strong_20_Emphasis"><text:span text:style-name="T10">manutenibilidade</text:span></text:span><text:span text:style-name="T10"> é a capacidade de um software de ser modificado facilmente, sendo um fator crítico, pois a manutenção pode representar até 65% do custo total de um produto.</text:span></text:p>
      <text:h text:style-name="Heading_20_3" text:outline-level="3"><text:span text:style-name="Strong_20_Emphasis"><text:span text:style-name="T10">Importância e Desafios</text:span></text:span></text:h>
      <text:p text:style-name="P16">Durante a fase de testes, muitas falhas são identificadas e corrigidas, mas outras surgem somente após a implantação. A manutenção exige um processo estruturado que inclua análise, implementação, testes e documentação para evitar introdução de novos erros. Algumas dificuldades enfrentadas incluem:</text:p>
      <text:list text:style-name="L5">
        <text:list-item>
          <text:p text:style-name="P17"><text:soft-page-break/>Documentação desatualizada ou inexistente.</text:p>
        </text:list-item>
        <text:list-item>
          <text:p text:style-name="P17">Falta de desenvolvedores originais para esclarecer dúvidas.</text:p>
        </text:list-item>
        <text:list-item>
          <text:p text:style-name="P17">Forte integração entre módulos e alta complexidade do código.</text:p>
        </text:list-item>
        <text:list-item>
          <text:p text:style-name="P17">Ausência de controle de configuração e ambiente de testes.</text:p>
        </text:list-item>
        <text:list-item>
          <text:p text:style-name="P18">Alterações frequentes devido a exigências legais.</text:p>
        </text:list-item>
      </text:list>
      <text:p text:style-name="Text_20_body"><text:span text:style-name="T10">Para mitigar esses problemas, é essencial considerar requisitos de </text:span><text:span text:style-name="Strong_20_Emphasis"><text:span text:style-name="T10">manutenibilidade</text:span></text:span><text:span text:style-name="T10"> desde o desenvolvimento, garantir documentação adequada, estabelecer boas práticas de design e definir processos formais de manutenção.</text:span></text:p>
      <text:h text:style-name="Heading_20_3" text:outline-level="3"><text:span text:style-name="Strong_20_Emphasis"><text:span text:style-name="T10">Processo de Manutenção</text:span></text:span></text:h>
      <text:p text:style-name="P16">A manutenção pode ser:</text:p>
      <text:list text:style-name="L6">
        <text:list-item>
          <text:p text:style-name="P24"><text:span text:style-name="Strong_20_Emphasis"><text:span text:style-name="T10">Corretiva</text:span></text:span><text:span text:style-name="T10"> – Correção de falhas.</text:span></text:p>
        </text:list-item>
        <text:list-item>
          <text:p text:style-name="P24"><text:span text:style-name="Strong_20_Emphasis"><text:span text:style-name="T10">Adaptativa</text:span></text:span><text:span text:style-name="T10"> – Modificação para novos ambientes.</text:span></text:p>
        </text:list-item>
        <text:list-item>
          <text:p text:style-name="P23"><text:span text:style-name="Strong_20_Emphasis"><text:span text:style-name="T10">Perfectiva</text:span></text:span><text:span text:style-name="T10"> – Inclusão de novas funcionalidades.</text:span></text:p>
        </text:list-item>
      </text:list>
      <text:p text:style-name="P16">O processo deve ser formal e documentado, contemplando:</text:p>
      <text:list text:style-name="L7">
        <text:list-item>
          <text:p text:style-name="P19">Avaliação da necessidade da mudança.</text:p>
        </text:list-item>
        <text:list-item>
          <text:p text:style-name="P19">Análise do impacto no sistema.</text:p>
        </text:list-item>
        <text:list-item>
          <text:p text:style-name="P19">Estimativa de custo e tempo.</text:p>
        </text:list-item>
        <text:list-item>
          <text:p text:style-name="P19">Implementação da mudança.</text:p>
        </text:list-item>
        <text:list-item>
          <text:p text:style-name="P19">Testes de módulo e integração.</text:p>
        </text:list-item>
        <text:list-item>
          <text:p text:style-name="P19">Atualização da documentação.</text:p>
        </text:list-item>
        <text:list-item>
          <text:p text:style-name="P20">Integração da nova versão.</text:p>
        </text:list-item>
      </text:list>
      <text:h text:style-name="Heading_20_3" text:outline-level="3"><text:span text:style-name="Strong_20_Emphasis"><text:span text:style-name="T10">Conclusão</text:span></text:span></text:h>
      <text:p text:style-name="Text_20_body"><text:span text:style-name="T10">Apesar de consumir grande parte dos recursos de TI, a manutenção de software recebe pouca atenção no planejamento inicial. A falta de documentação e processos de engenharia de software bem definidos prende técnicos a um único projeto, dificultando a colaboração e a continuidade do desenvolvimento. Pensar em </text:span><text:span text:style-name="Strong_20_Emphasis"><text:span text:style-name="T10">manutenibilidade</text:span></text:span><text:span text:style-name="T10"> desde o início reduz custos e facilita modificações futuras, garantindo maior eficiência e sustentabilidade do software.</text:span></text:p>
      <text:p text:style-name="P10"><text:span text:style-name="T16"><text:line-break/></text:span></text:p>
      <text:p text:style-name="P5"><text:span text:style-name="T13"><text:line-break/><text:line-break/></text:span><text:span text:style-name="T14">Fontes:<text:line-break/></text:span><text:a xlink:type="simple" xlink:href="https://www.redhat.com/pt-br/topics/automation/what-is-configuration-management" text:style-name="Internet_20_link" text:visited-style-name="Visited_20_Internet_20_Link"><text:span text:style-name="T14">https://www.redhat.com/pt-br/topics/automation/what-is-configuration-management</text:span></text:a><text:span text:style-name="T14"><text:line-break/></text:span></text:p>
      <text:p text:style-name="P3"><text:a xlink:type="simple" xlink:href="https://www.batebyte.pr.gov.br/Pagina/Manutenibilidade-de-Software" text:style-name="Internet_20_link" text:visited-style-name="Visited_20_Internet_20_Link"><text:span text:style-name="T14">https://www.batebyte.pr.gov.br/Pagina/Manutenibilidade-de-Software</text:span></text:a><text:span text:style-name="T14">, </text:span><text:span text:style-name="Emphasis"><text:span text:style-name="T15">Autor: Marco Aurélio Cordeiro - GPS</text:span></text:span><text:span text:style-name="T14"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arian" svg:font-family="ari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15:08:59.971027426</meta:creation-date>
    <dc:date>2025-02-22T15:38:16.330735208</dc:date>
    <meta:editing-duration>PT15M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2" meta:paragraph-count="39" meta:word-count="507" meta:character-count="3714" meta:non-whitespace-character-count="3250"/>
  </office:meta>
</office:document-meta>
</file>